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5625in" fo:margin-left="0.5319in" table:align="left"/>
    </style:style>
    <style:style style:name="Table1.A" style:family="table-column">
      <style:table-column-properties style:column-width="5.5625in"/>
    </style:style>
    <style:style style:name="Table2" style:family="table">
      <style:table-properties style:width="5.5625in" fo:margin-left="0.5319in" table:align="left"/>
    </style:style>
    <style:style style:name="Table2.A" style:family="table-column">
      <style:table-column-properties style:column-width="5.5625in"/>
    </style:style>
    <style:style style:name="Table3" style:family="table">
      <style:table-properties style:width="5.5625in" fo:margin-left="0.5319in" table:align="left"/>
    </style:style>
    <style:style style:name="Table3.A" style:family="table-column">
      <style:table-column-properties style:column-width="5.5625in"/>
    </style:style>
    <style:style style:name="Table4" style:family="table">
      <style:table-properties style:width="5.5625in" fo:margin-left="0.5319in" table:align="left"/>
    </style:style>
    <style:style style:name="Table4.A" style:family="table-column">
      <style:table-column-properties style:column-width="5.5625in"/>
    </style:style>
    <style:style style:name="Table5" style:family="table">
      <style:table-properties style:width="5.5625in" fo:margin-left="0.5319in" table:align="left"/>
    </style:style>
    <style:style style:name="Table5.A" style:family="table-column">
      <style:table-column-properties style:column-width="5.5625in"/>
    </style:style>
    <style:style style:name="Table6" style:family="table">
      <style:table-properties style:width="5.5625in" fo:margin-left="0.5319in" table:align="left"/>
    </style:style>
    <style:style style:name="Table6.A" style:family="table-column">
      <style:table-column-properties style:column-width="5.5625in"/>
    </style:style>
    <style:style style:name="P1" style:family="paragraph" style:parent-style-name="Text_20_body">
      <style:text-properties officeooo:rsid="00e78e78" officeooo:paragraph-rsid="0015dddb"/>
    </style:style>
    <style:style style:name="P2" style:family="paragraph" style:parent-style-name="Text_20_body">
      <style:text-properties officeooo:rsid="00e91ed7" officeooo:paragraph-rsid="001ab289"/>
    </style:style>
    <style:style style:name="P3" style:family="paragraph" style:parent-style-name="Text_20_body">
      <style:text-properties officeooo:rsid="00a1e40e" officeooo:paragraph-rsid="001fe9cd"/>
    </style:style>
    <style:style style:name="P4" style:family="paragraph" style:parent-style-name="Text_20_body">
      <style:text-properties officeooo:rsid="0068d17c" officeooo:paragraph-rsid="001fe9cd"/>
    </style:style>
    <style:style style:name="P5" style:family="paragraph" style:parent-style-name="Text_20_body">
      <style:text-properties officeooo:rsid="006a919f" officeooo:paragraph-rsid="001fe9cd"/>
    </style:style>
    <style:style style:name="P6" style:family="paragraph" style:parent-style-name="Text_20_body">
      <style:text-properties officeooo:rsid="006d8a6d" officeooo:paragraph-rsid="001fe9cd"/>
    </style:style>
    <style:style style:name="P7" style:family="paragraph" style:parent-style-name="Text_20_body">
      <style:text-properties officeooo:rsid="007a33e0" officeooo:paragraph-rsid="001fe9cd"/>
    </style:style>
    <style:style style:name="P8" style:family="paragraph" style:parent-style-name="Text_20_body">
      <style:text-properties officeooo:rsid="002d5126" officeooo:paragraph-rsid="002d5126"/>
    </style:style>
    <style:style style:name="P9" style:family="paragraph" style:parent-style-name="Text_20_body" style:list-style-name="L3">
      <style:text-properties officeooo:rsid="00c9470e" officeooo:paragraph-rsid="002eae7b"/>
    </style:style>
    <style:style style:name="P10" style:family="paragraph" style:parent-style-name="Text_20_body" style:list-style-name="L3">
      <style:text-properties officeooo:rsid="00c71680" officeooo:paragraph-rsid="002eae7b"/>
    </style:style>
    <style:style style:name="P11" style:family="paragraph" style:parent-style-name="Text_20_body">
      <style:text-properties officeooo:rsid="00c71680" officeooo:paragraph-rsid="002eae7b"/>
    </style:style>
    <style:style style:name="P12" style:family="paragraph" style:parent-style-name="Text_20_body" style:list-style-name="L3">
      <style:text-properties officeooo:rsid="00c89de8" officeooo:paragraph-rsid="002eae7b"/>
    </style:style>
    <style:style style:name="P13" style:family="paragraph" style:parent-style-name="Text_20_body">
      <style:text-properties fo:font-weight="normal" officeooo:rsid="0031222e" officeooo:paragraph-rsid="0031222e" style:font-weight-asian="normal" style:font-weight-complex="normal"/>
    </style:style>
    <style:style style:name="P14" style:family="paragraph" style:parent-style-name="Text_20_body">
      <style:text-properties fo:font-weight="normal" officeooo:rsid="00321eb2" officeooo:paragraph-rsid="00321eb2" style:font-weight-asian="normal" style:font-weight-complex="normal"/>
    </style:style>
    <style:style style:name="P15" style:family="paragraph" style:parent-style-name="Text_20_body">
      <style:text-properties fo:font-weight="normal" officeooo:rsid="00387c50" officeooo:paragraph-rsid="00387c50" style:font-weight-asian="normal" style:font-weight-complex="normal"/>
    </style:style>
    <style:style style:name="P16" style:family="paragraph" style:parent-style-name="Text_20_body">
      <style:text-properties fo:font-weight="normal" officeooo:rsid="00414d65" officeooo:paragraph-rsid="00414d65" style:font-weight-asian="normal" style:font-weight-complex="normal"/>
    </style:style>
    <style:style style:name="P17" style:family="paragraph" style:parent-style-name="Text_20_body">
      <style:text-properties fo:font-weight="normal" officeooo:rsid="00414d65" officeooo:paragraph-rsid="0054f5ff" style:font-weight-asian="normal" style:font-weight-complex="normal"/>
    </style:style>
    <style:style style:name="P18" style:family="paragraph" style:parent-style-name="Text_20_body">
      <style:text-properties fo:font-weight="normal" officeooo:rsid="00414d65" officeooo:paragraph-rsid="005d38cd" style:font-weight-asian="normal" style:font-weight-complex="normal"/>
    </style:style>
    <style:style style:name="P19" style:family="paragraph" style:parent-style-name="Text_20_body">
      <style:text-properties fo:font-weight="normal" officeooo:rsid="00414d65" officeooo:paragraph-rsid="006c806d" style:font-weight-asian="normal" style:font-weight-complex="normal"/>
    </style:style>
    <style:style style:name="P20" style:family="paragraph" style:parent-style-name="Text_20_body">
      <style:text-properties fo:font-weight="normal" officeooo:rsid="00414d65" officeooo:paragraph-rsid="006fa254" style:font-weight-asian="normal" style:font-weight-complex="normal"/>
    </style:style>
    <style:style style:name="P21" style:family="paragraph" style:parent-style-name="Text_20_body">
      <style:text-properties fo:font-weight="normal" officeooo:rsid="004857ee" officeooo:paragraph-rsid="0049f3f5" style:font-weight-asian="normal" style:font-weight-complex="normal"/>
    </style:style>
    <style:style style:name="P22" style:family="paragraph" style:parent-style-name="Text_20_body">
      <style:text-properties fo:font-weight="normal" officeooo:rsid="004d6eb9" officeooo:paragraph-rsid="004d6eb9" style:font-weight-asian="normal" style:font-weight-complex="normal"/>
    </style:style>
    <style:style style:name="P23" style:family="paragraph" style:parent-style-name="Text_20_body">
      <style:text-properties fo:font-weight="normal" officeooo:rsid="00533ecb" officeooo:paragraph-rsid="00533ecb" style:font-weight-asian="normal" style:font-weight-complex="normal"/>
    </style:style>
    <style:style style:name="P24" style:family="paragraph" style:parent-style-name="Text_20_body">
      <style:text-properties fo:font-weight="normal" officeooo:rsid="0056a140" officeooo:paragraph-rsid="0056a140" style:font-weight-asian="normal" style:font-weight-complex="normal"/>
    </style:style>
    <style:style style:name="P25" style:family="paragraph" style:parent-style-name="Text_20_body">
      <style:text-properties fo:font-weight="normal" officeooo:rsid="0058768f" officeooo:paragraph-rsid="0058768f" style:font-weight-asian="normal" style:font-weight-complex="normal"/>
    </style:style>
    <style:style style:name="P26" style:family="paragraph" style:parent-style-name="Text_20_body">
      <style:text-properties fo:font-weight="normal" officeooo:rsid="0069a71c" officeooo:paragraph-rsid="0069a71c" style:font-weight-asian="normal" style:font-weight-complex="normal"/>
    </style:style>
    <style:style style:name="P27" style:family="paragraph" style:parent-style-name="Text_20_body">
      <style:text-properties fo:font-weight="normal" officeooo:rsid="00735c06" officeooo:paragraph-rsid="00785fa8" style:font-weight-asian="normal" style:font-weight-complex="normal"/>
    </style:style>
    <style:style style:name="P28" style:family="paragraph" style:parent-style-name="Text_20_body">
      <style:text-properties fo:font-weight="normal" officeooo:rsid="00775c25" officeooo:paragraph-rsid="00775c25" style:font-weight-asian="normal" style:font-weight-complex="normal"/>
    </style:style>
    <style:style style:name="P29" style:family="paragraph" style:parent-style-name="Text_20_body">
      <style:text-properties fo:font-weight="normal" officeooo:rsid="00775c25" officeooo:paragraph-rsid="007936fc" style:font-weight-asian="normal" style:font-weight-complex="normal"/>
    </style:style>
    <style:style style:name="P30" style:family="paragraph" style:parent-style-name="Text_20_body">
      <style:text-properties fo:font-weight="normal" officeooo:rsid="007c4714" officeooo:paragraph-rsid="007c4714" style:font-weight-asian="normal" style:font-weight-complex="normal"/>
    </style:style>
    <style:style style:name="P31" style:family="paragraph" style:parent-style-name="Text_20_body">
      <style:text-properties fo:font-weight="normal" officeooo:rsid="007ec2fc" officeooo:paragraph-rsid="007ec2fc" style:font-weight-asian="normal" style:font-weight-complex="normal"/>
    </style:style>
    <style:style style:name="P32" style:family="paragraph" style:parent-style-name="Text_20_body">
      <style:text-properties fo:font-weight="normal" officeooo:rsid="007ec2fc" officeooo:paragraph-rsid="0080297b" style:font-weight-asian="normal" style:font-weight-complex="normal"/>
    </style:style>
    <style:style style:name="P33" style:family="paragraph" style:parent-style-name="Text_20_body">
      <style:text-properties officeooo:paragraph-rsid="005b74f3"/>
    </style:style>
    <style:style style:name="P34" style:family="paragraph" style:parent-style-name="Text_20_body">
      <style:text-properties officeooo:paragraph-rsid="006179b6"/>
    </style:style>
    <style:style style:name="P35" style:family="paragraph" style:parent-style-name="Text_20_body">
      <style:text-properties officeooo:paragraph-rsid="006b33da"/>
    </style:style>
    <style:style style:name="P36" style:family="paragraph" style:parent-style-name="Text_20_body">
      <style:text-properties officeooo:paragraph-rsid="006fa22d"/>
    </style:style>
    <style:style style:name="P37" style:family="paragraph" style:parent-style-name="Text_20_body" style:list-style-name="L1">
      <style:paragraph-properties fo:margin-top="0in" fo:margin-bottom="0in" loext:contextual-spacing="false"/>
      <style:text-properties officeooo:rsid="001ab289" officeooo:paragraph-rsid="001ac65a"/>
    </style:style>
    <style:style style:name="P38" style:family="paragraph" style:parent-style-name="Standard">
      <style:text-properties officeooo:rsid="0034b6c4" officeooo:paragraph-rsid="001ab289"/>
    </style:style>
    <style:style style:name="P39" style:family="paragraph" style:parent-style-name="Standard" style:list-style-name="L1">
      <style:text-properties officeooo:rsid="0034b6c4" officeooo:paragraph-rsid="001ab289"/>
    </style:style>
    <style:style style:name="P40" style:family="paragraph" style:parent-style-name="Standard" style:list-style-name="L1">
      <style:text-properties officeooo:rsid="003d32ee" officeooo:paragraph-rsid="001bb703"/>
    </style:style>
    <style:style style:name="P41" style:family="paragraph" style:parent-style-name="Standard" style:list-style-name="L1">
      <style:text-properties officeooo:rsid="004b9005" officeooo:paragraph-rsid="001c71d3"/>
    </style:style>
    <style:style style:name="P42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61dcb5" officeooo:paragraph-rsid="001fe9cd" style:font-size-asian="12pt" style:font-size-complex="12pt"/>
    </style:style>
    <style:style style:name="P43" style:family="paragraph" style:parent-style-name="Standard">
      <style:text-properties officeooo:rsid="001a49a9" officeooo:paragraph-rsid="001fe9cd"/>
    </style:style>
    <style:style style:name="P44" style:family="paragraph" style:parent-style-name="Standard" style:list-style-name="L2">
      <style:paragraph-properties fo:margin-top="0.1in" fo:margin-bottom="0in" loext:contextual-spacing="false"/>
      <style:text-properties officeooo:paragraph-rsid="001fe9cd"/>
    </style:style>
    <style:style style:name="P45" style:family="paragraph" style:parent-style-name="Standard" style:list-style-name="L2">
      <style:paragraph-properties fo:margin-top="0.1in" fo:margin-bottom="0in" loext:contextual-spacing="false"/>
      <style:text-properties officeooo:rsid="0055ed50" officeooo:paragraph-rsid="001fe9cd"/>
    </style:style>
    <style:style style:name="P46" style:family="paragraph" style:parent-style-name="Standard" style:list-style-name="L2">
      <style:paragraph-properties fo:margin-top="0.1in" fo:margin-bottom="0in" loext:contextual-spacing="false"/>
      <style:text-properties officeooo:rsid="008bfb36" officeooo:paragraph-rsid="001fe9cd"/>
    </style:style>
    <style:style style:name="P47" style:family="paragraph" style:parent-style-name="Standard" style:list-style-name="L2">
      <style:paragraph-properties fo:margin-top="0.1in" fo:margin-bottom="0in" loext:contextual-spacing="false"/>
      <style:text-properties officeooo:rsid="0024ecde" officeooo:paragraph-rsid="0024ecde"/>
    </style:style>
    <style:style style:name="P48" style:family="paragraph" style:parent-style-name="Preformatted_20_Text">
      <style:paragraph-properties fo:margin-top="0in" fo:margin-bottom="0.1965in" loext:contextual-spacing="false"/>
      <style:text-properties fo:font-size="9pt" style:font-size-asian="9pt" style:font-size-complex="9pt"/>
    </style:style>
    <style:style style:name="P49" style:family="paragraph" style:parent-style-name="Preformatted_20_Text">
      <style:text-properties fo:color="#000000" style:font-name="DejaVu Sans Mono" fo:font-size="9pt" style:font-size-asian="9pt" style:font-size-complex="9pt"/>
    </style:style>
    <style:style style:name="P50" style:family="paragraph" style:parent-style-name="Preformatted_20_Text">
      <style:text-properties fo:color="#000000" style:font-name="DejaVu Sans Mono" fo:font-size="9pt" officeooo:paragraph-rsid="0054f5ff" style:font-size-asian="9pt" style:font-size-complex="9pt"/>
    </style:style>
    <style:style style:name="P51" style:family="paragraph" style:parent-style-name="Preformatted_20_Text">
      <style:text-properties fo:color="#000000" style:font-name="DejaVu Sans Mono" fo:font-size="9pt" officeooo:paragraph-rsid="005d38cd" style:font-size-asian="9pt" style:font-size-complex="9pt"/>
    </style:style>
    <style:style style:name="P52" style:family="paragraph" style:parent-style-name="Preformatted_20_Text">
      <style:text-properties fo:color="#000000" style:font-name="DejaVu Sans Mono" fo:font-size="9pt" officeooo:paragraph-rsid="00617e8f" style:font-size-asian="9pt" style:font-size-complex="9pt"/>
    </style:style>
    <style:style style:name="P53" style:family="paragraph" style:parent-style-name="Preformatted_20_Text">
      <style:text-properties fo:color="#000000" style:font-name="DejaVu Sans Mono" fo:font-size="9pt" officeooo:paragraph-rsid="006c806d" style:font-size-asian="9pt" style:font-size-complex="9pt"/>
    </style:style>
    <style:style style:name="P54" style:family="paragraph" style:parent-style-name="Preformatted_20_Text">
      <style:text-properties fo:color="#000000" style:font-name="DejaVu Sans Mono" fo:font-size="9pt" officeooo:paragraph-rsid="006fa254" style:font-size-asian="9pt" style:font-size-complex="9pt"/>
    </style:style>
    <style:style style:name="P55" style:family="paragraph" style:parent-style-name="Preformatted_20_Text">
      <style:text-properties fo:color="#000000" fo:font-size="9pt" style:font-size-asian="9pt" style:font-size-complex="9pt"/>
    </style:style>
    <style:style style:name="P56" style:family="paragraph" style:parent-style-name="Heading_20_1">
      <style:text-properties officeooo:paragraph-rsid="001fe9cd"/>
    </style:style>
    <style:style style:name="P57" style:family="paragraph" style:parent-style-name="Heading_20_1">
      <style:text-properties officeooo:paragraph-rsid="002eae7b"/>
    </style:style>
    <style:style style:name="P58" style:family="paragraph" style:parent-style-name="Heading_20_1">
      <style:text-properties officeooo:paragraph-rsid="0031222e"/>
    </style:style>
    <style:style style:name="P59" style:family="paragraph" style:parent-style-name="Heading_20_1">
      <style:text-properties fo:font-weight="bold" style:font-weight-asian="bold" style:font-weight-complex="bold"/>
    </style:style>
    <style:style style:name="P60" style:family="paragraph" style:parent-style-name="Heading_20_2">
      <style:text-properties officeooo:paragraph-rsid="001fe9cd"/>
    </style:style>
    <style:style style:name="T1" style:family="text">
      <style:text-properties officeooo:rsid="0015dddb"/>
    </style:style>
    <style:style style:name="T2" style:family="text">
      <style:text-properties officeooo:rsid="001ab289"/>
    </style:style>
    <style:style style:name="T3" style:family="text">
      <style:text-properties officeooo:rsid="004c9c38"/>
    </style:style>
    <style:style style:name="T4" style:family="text">
      <style:text-properties officeooo:rsid="001bb703"/>
    </style:style>
    <style:style style:name="T5" style:family="text">
      <style:text-properties officeooo:rsid="00a90f60"/>
    </style:style>
    <style:style style:name="T6" style:family="text">
      <style:text-properties officeooo:rsid="00a3f625"/>
    </style:style>
    <style:style style:name="T7" style:family="text">
      <style:text-properties officeooo:rsid="00a51d5c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51e05a" style:font-size-asian="18pt" style:font-size-complex="18pt"/>
    </style:style>
    <style:style style:name="T10" style:family="text">
      <style:text-properties officeooo:rsid="00a97009"/>
    </style:style>
    <style:style style:name="T11" style:family="text">
      <style:text-properties officeooo:rsid="0088f519"/>
    </style:style>
    <style:style style:name="T12" style:family="text">
      <style:text-properties fo:font-variant="normal" fo:text-transform="none" fo:color="#222222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22222" style:font-name="Liberation Serif" fo:font-size="12pt" fo:letter-spacing="normal" fo:font-style="normal" fo:font-weight="bold" officeooo:rsid="0055ed50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222222" style:font-name="Liberation Serif" fo:font-size="12pt" fo:letter-spacing="normal" fo:font-style="normal" fo:font-weight="bold" officeooo:rsid="0021729f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22222" style:font-name="Liberation Serif" fo:font-size="12pt" fo:letter-spacing="normal" fo:font-style="normal" fo:font-weight="bold" officeooo:rsid="00230774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22222" style:font-name="Liberation Serif" fo:font-size="12pt" fo:letter-spacing="normal" fo:font-style="normal" fo:font-weight="bold" officeooo:rsid="0027c295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222222" style:font-name="Liberation Serif" fo:font-size="12pt" fo:letter-spacing="normal" fo:font-style="normal" fo:font-weight="normal" officeooo:rsid="001a49a9" style:font-size-asian="12pt" style:font-size-complex="12pt"/>
    </style:style>
    <style:style style:name="T19" style:family="text">
      <style:text-properties fo:font-variant="normal" fo:text-transform="none" fo:color="#222222" style:font-name="Liberation Serif" fo:font-size="12pt" fo:letter-spacing="normal" fo:font-style="normal" fo:font-weight="normal" officeooo:rsid="00574da0" style:font-size-asian="12pt" style:font-size-complex="12pt"/>
    </style:style>
    <style:style style:name="T20" style:family="text">
      <style:text-properties fo:font-variant="normal" fo:text-transform="none" fo:color="#222222" style:font-name="Liberation Serif" fo:font-size="12pt" fo:letter-spacing="normal" fo:font-style="normal" fo:font-weight="normal" officeooo:rsid="0055ed50" style:font-size-asian="12pt" style:font-size-complex="12pt"/>
    </style:style>
    <style:style style:name="T21" style:family="text">
      <style:text-properties fo:font-variant="normal" fo:text-transform="none" fo:color="#222222" style:font-name="Liberation Serif" fo:font-size="12pt" fo:letter-spacing="normal" fo:font-style="normal" fo:font-weight="normal" officeooo:rsid="00891562" style:font-size-asian="12pt" style:font-size-complex="12pt"/>
    </style:style>
    <style:style style:name="T22" style:family="text">
      <style:text-properties fo:font-variant="normal" fo:text-transform="none" fo:color="#222222" style:font-name="Liberation Serif" fo:font-size="12pt" fo:letter-spacing="normal" fo:font-style="normal" fo:font-weight="normal" officeooo:rsid="00565207" style:font-size-asian="12pt" style:font-size-complex="12pt"/>
    </style:style>
    <style:style style:name="T23" style:family="text">
      <style:text-properties fo:font-variant="normal" fo:text-transform="none" fo:color="#222222" style:font-name="Liberation Serif" fo:font-size="12pt" fo:letter-spacing="normal" fo:font-style="normal" fo:font-weight="normal" officeooo:rsid="0058f11c" style:font-size-asian="12pt" style:font-size-complex="12pt"/>
    </style:style>
    <style:style style:name="T24" style:family="text">
      <style:text-properties fo:font-variant="normal" fo:text-transform="none" fo:color="#222222" style:font-name="Liberation Serif" fo:font-size="12pt" fo:letter-spacing="normal" fo:font-style="normal" fo:font-weight="normal" officeooo:rsid="008997a9" style:font-size-asian="12pt" style:font-size-complex="12pt"/>
    </style:style>
    <style:style style:name="T25" style:family="text">
      <style:text-properties fo:font-variant="normal" fo:text-transform="none" fo:color="#222222" style:font-name="Liberation Serif" fo:font-size="12pt" fo:letter-spacing="normal" fo:font-style="normal" fo:font-weight="normal" officeooo:rsid="005b4c08" style:font-size-asian="12pt" style:font-size-complex="12pt"/>
    </style:style>
    <style:style style:name="T26" style:family="text">
      <style:text-properties fo:font-variant="normal" fo:text-transform="none" fo:color="#222222" style:font-name="Liberation Serif" fo:font-size="12pt" fo:letter-spacing="normal" fo:font-style="normal" fo:font-weight="normal" officeooo:rsid="005bb374" style:font-size-asian="12pt" style:font-size-complex="12pt"/>
    </style:style>
    <style:style style:name="T27" style:family="text">
      <style:text-properties fo:font-variant="normal" fo:text-transform="none" fo:color="#222222" style:font-name="Liberation Serif" fo:font-size="12pt" fo:letter-spacing="normal" fo:font-style="normal" fo:font-weight="normal" officeooo:rsid="005d1904" style:font-size-asian="12pt" style:font-size-complex="12pt"/>
    </style:style>
    <style:style style:name="T28" style:family="text">
      <style:text-properties fo:font-variant="normal" fo:text-transform="none" fo:color="#222222" style:font-name="Liberation Serif" fo:font-size="12pt" fo:letter-spacing="normal" fo:font-style="normal" fo:font-weight="normal" officeooo:rsid="008c45cd" style:font-size-asian="12pt" style:font-size-complex="12pt"/>
    </style:style>
    <style:style style:name="T29" style:family="text">
      <style:text-properties fo:font-variant="normal" fo:text-transform="none" fo:color="#222222" style:font-name="Liberation Serif" fo:font-size="12pt" fo:letter-spacing="normal" fo:font-style="normal" fo:font-weight="normal" officeooo:rsid="0024861f" style:font-size-asian="12pt" style:font-size-complex="12pt"/>
    </style:style>
    <style:style style:name="T30" style:family="text">
      <style:text-properties fo:font-variant="normal" fo:text-transform="none" fo:color="#222222" style:font-name="Liberation Serif" fo:font-size="12pt" fo:letter-spacing="normal" fo:font-style="normal" fo:font-weight="normal" officeooo:rsid="0024be70" style:font-size-asian="12pt" style:font-size-complex="12pt"/>
    </style:style>
    <style:style style:name="T31" style:family="text">
      <style:text-properties fo:font-variant="normal" fo:text-transform="none" fo:color="#222222" style:font-name="Liberation Serif" fo:font-size="12pt" fo:letter-spacing="normal" fo:font-style="normal" fo:font-weight="normal" officeooo:rsid="007249e9" style:font-size-asian="12pt" style:font-size-complex="12pt"/>
    </style:style>
    <style:style style:name="T32" style:family="text">
      <style:text-properties fo:font-variant="normal" fo:text-transform="none" fo:color="#222222" style:font-name="Liberation Serif" fo:font-size="12pt" fo:letter-spacing="normal" fo:font-style="normal" fo:font-weight="normal" officeooo:rsid="0026b5f6" style:font-size-asian="12pt" style:font-size-complex="12pt"/>
    </style:style>
    <style:style style:name="T33" style:family="text">
      <style:text-properties fo:font-variant="normal" fo:text-transform="none" fo:color="#222222" style:font-name="Liberation Serif" fo:font-size="12pt" fo:letter-spacing="normal" fo:font-style="normal" fo:font-weight="normal" officeooo:rsid="0027c295" style:font-size-asian="12pt" style:font-size-complex="12pt"/>
    </style:style>
    <style:style style:name="T34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222222" style:font-name="Liberation Serif" fo:font-size="12pt" fo:letter-spacing="normal" fo:font-style="normal" fo:font-weight="normal" officeooo:rsid="001a49a9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style:font-name="Liberation Serif" fo:font-size="12pt" fo:letter-spacing="normal" fo:font-style="normal" fo:font-weight="normal" officeooo:rsid="00891562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style:font-name="Liberation Serif" fo:font-size="12pt" fo:letter-spacing="normal" fo:font-style="normal" fo:font-weight="normal" officeooo:rsid="00574da0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style:font-name="Liberation Serif" fo:font-size="12pt" fo:letter-spacing="normal" fo:font-style="normal" fo:font-weight="normal" officeooo:rsid="0089e1e0" style:font-size-asian="12pt" style:font-weight-asian="normal" style:font-size-complex="12pt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fef39a" style:font-weight-asian="bold" style:font-weight-complex="bold"/>
    </style:style>
    <style:style style:name="T41" style:family="text">
      <style:text-properties officeooo:rsid="0068d17c"/>
    </style:style>
    <style:style style:name="T42" style:family="text">
      <style:text-properties officeooo:rsid="006e307b"/>
    </style:style>
    <style:style style:name="T43" style:family="text">
      <style:text-properties officeooo:rsid="007bdf21"/>
    </style:style>
    <style:style style:name="T44" style:family="text">
      <style:text-properties officeooo:rsid="001fe9cd"/>
    </style:style>
    <style:style style:name="T45" style:family="text">
      <style:text-properties officeooo:rsid="0027c98d"/>
    </style:style>
    <style:style style:name="T46" style:family="text">
      <style:text-properties officeooo:rsid="0028b3d0"/>
    </style:style>
    <style:style style:name="T47" style:family="text">
      <style:text-properties officeooo:rsid="002aae4a"/>
    </style:style>
    <style:style style:name="T48" style:family="text">
      <style:text-properties officeooo:rsid="00fef39a"/>
    </style:style>
    <style:style style:name="T49" style:family="text">
      <style:text-properties style:font-name="Liberation Serif"/>
    </style:style>
    <style:style style:name="T50" style:family="text">
      <style:text-properties style:font-name="Liberation Serif" officeooo:rsid="00beea22"/>
    </style:style>
    <style:style style:name="T51" style:family="text">
      <style:text-properties style:font-name="Liberation Serif" officeooo:rsid="00e19262"/>
    </style:style>
    <style:style style:name="T52" style:family="text">
      <style:text-properties style:font-name="Liberation Serif" fo:font-weight="bold" style:font-weight-asian="bold" style:font-weight-complex="bold"/>
    </style:style>
    <style:style style:name="T53" style:family="text">
      <style:text-properties style:font-name="Liberation Serif" fo:font-weight="bold" officeooo:rsid="00da951c" style:font-weight-asian="bold" style:font-weight-complex="bold"/>
    </style:style>
    <style:style style:name="T54" style:family="text">
      <style:text-properties style:font-name="Liberation Serif" officeooo:rsid="0039ce95"/>
    </style:style>
    <style:style style:name="T55" style:family="text">
      <style:text-properties style:font-name="Liberation Serif" officeooo:rsid="003b068d"/>
    </style:style>
    <style:style style:name="T56" style:family="text">
      <style:text-properties style:font-name="Liberation Serif" officeooo:rsid="003bc9e3"/>
    </style:style>
    <style:style style:name="T57" style:family="text">
      <style:text-properties style:font-name="Liberation Serif" officeooo:rsid="003f679c"/>
    </style:style>
    <style:style style:name="T58" style:family="text">
      <style:text-properties style:font-name="Liberation Serif" officeooo:rsid="0042d34d"/>
    </style:style>
    <style:style style:name="T59" style:family="text">
      <style:text-properties style:font-name="Liberation Serif" officeooo:rsid="0042fe7e"/>
    </style:style>
    <style:style style:name="T60" style:family="text">
      <style:text-properties style:font-name="Liberation Serif" officeooo:rsid="0044c60e"/>
    </style:style>
    <style:style style:name="T61" style:family="text">
      <style:text-properties style:font-name="Liberation Serif" officeooo:rsid="004692f8"/>
    </style:style>
    <style:style style:name="T62" style:family="text">
      <style:text-properties style:font-name="Liberation Serif" officeooo:rsid="0048cc8d"/>
    </style:style>
    <style:style style:name="T63" style:family="text">
      <style:text-properties style:font-name="Liberation Serif" officeooo:rsid="0049e232"/>
    </style:style>
    <style:style style:name="T64" style:family="text">
      <style:text-properties style:font-name="Liberation Serif" officeooo:rsid="0049f3f5"/>
    </style:style>
    <style:style style:name="T65" style:family="text">
      <style:text-properties style:font-name="Liberation Serif" officeooo:rsid="004dcd22"/>
    </style:style>
    <style:style style:name="T66" style:family="text">
      <style:text-properties style:font-name="Liberation Serif" officeooo:rsid="004ed596"/>
    </style:style>
    <style:style style:name="T67" style:family="text">
      <style:text-properties style:font-name="Liberation Serif" officeooo:rsid="005254a1"/>
    </style:style>
    <style:style style:name="T68" style:family="text">
      <style:text-properties style:font-name="Liberation Serif" officeooo:rsid="00578437"/>
    </style:style>
    <style:style style:name="T69" style:family="text">
      <style:text-properties style:font-name="Liberation Serif" officeooo:rsid="005859bc"/>
    </style:style>
    <style:style style:name="T70" style:family="text">
      <style:text-properties style:font-name="Liberation Serif" fo:font-weight="normal" officeooo:rsid="005b74f3" style:font-weight-asian="normal" style:font-weight-complex="normal"/>
    </style:style>
    <style:style style:name="T71" style:family="text">
      <style:text-properties style:font-name="Liberation Serif" fo:font-weight="normal" officeooo:rsid="006179b6" style:font-weight-asian="normal" style:font-weight-complex="normal"/>
    </style:style>
    <style:style style:name="T72" style:family="text">
      <style:text-properties style:font-name="Liberation Serif" officeooo:rsid="007ec2fc"/>
    </style:style>
    <style:style style:name="T73" style:family="text">
      <style:text-properties style:font-name="Liberation Serif" officeooo:rsid="0080297b"/>
    </style:style>
    <style:style style:name="T74" style:family="text">
      <style:text-properties officeooo:rsid="00de8c59"/>
    </style:style>
    <style:style style:name="T75" style:family="text">
      <style:text-properties officeooo:rsid="00e306a9"/>
    </style:style>
    <style:style style:name="T76" style:family="text">
      <style:text-properties officeooo:rsid="00c7e140"/>
    </style:style>
    <style:style style:name="T77" style:family="text">
      <style:text-properties officeooo:rsid="00c8a272"/>
    </style:style>
    <style:style style:name="T78" style:family="text">
      <style:text-properties officeooo:rsid="00da951c"/>
    </style:style>
    <style:style style:name="T79" style:family="text">
      <style:text-properties officeooo:rsid="0031222e"/>
    </style:style>
    <style:style style:name="T80" style:family="text">
      <style:text-properties officeooo:rsid="00332e4f"/>
    </style:style>
    <style:style style:name="T81" style:family="text">
      <style:text-properties style:font-name="DejaVu Sans Mono"/>
    </style:style>
    <style:style style:name="T82" style:family="text">
      <style:text-properties fo:color="#0000ff" style:font-name="DejaVu Sans Mono"/>
    </style:style>
    <style:style style:name="T83" style:family="text">
      <style:text-properties fo:color="#000000"/>
    </style:style>
    <style:style style:name="T84" style:family="text">
      <style:text-properties fo:color="#000000" style:font-name="DejaVu Sans Mono"/>
    </style:style>
    <style:style style:name="T85" style:family="text">
      <style:text-properties fo:color="#000000" style:font-name="Liberation Serif" fo:font-size="11.3000001907349pt"/>
    </style:style>
    <style:style style:name="T86" style:family="text">
      <style:text-properties fo:color="#000000" style:font-name="Liberation Serif" fo:font-size="11.3000001907349pt" officeooo:rsid="005d2c38"/>
    </style:style>
    <style:style style:name="T87" style:family="text">
      <style:text-properties fo:color="#000000" style:font-name="Liberation Serif" fo:font-size="11.3000001907349pt" officeooo:rsid="0069c86d"/>
    </style:style>
    <style:style style:name="T88" style:family="text">
      <style:text-properties fo:color="#000000" style:font-name="Liberation Serif" fo:font-size="11.3000001907349pt" fo:font-weight="normal" officeooo:rsid="0069c86d" style:font-weight-asian="normal" style:font-weight-complex="normal"/>
    </style:style>
    <style:style style:name="T89" style:family="text">
      <style:text-properties fo:color="#000000" style:font-name="Liberation Serif" fo:font-size="11.3000001907349pt" fo:font-weight="normal" officeooo:rsid="006b33da" style:font-weight-asian="normal" style:font-weight-complex="normal"/>
    </style:style>
    <style:style style:name="T90" style:family="text">
      <style:text-properties fo:color="#000000" style:font-name="Liberation Serif" fo:font-size="11.3000001907349pt" fo:font-weight="normal" officeooo:rsid="006befa0" style:font-weight-asian="normal" style:font-weight-complex="normal"/>
    </style:style>
    <style:style style:name="T91" style:family="text">
      <style:text-properties fo:color="#000000" style:font-name="Liberation Serif" fo:font-size="11.3000001907349pt" fo:font-weight="normal" officeooo:rsid="006d78e7" style:font-weight-asian="normal" style:font-weight-complex="normal"/>
    </style:style>
    <style:style style:name="T92" style:family="text">
      <style:text-properties fo:color="#000000" style:font-name="Liberation Serif" fo:font-size="11.3000001907349pt" fo:font-weight="normal" officeooo:rsid="006f006c" style:font-weight-asian="normal" style:font-weight-complex="normal"/>
    </style:style>
    <style:style style:name="T93" style:family="text">
      <style:text-properties fo:color="#000000" style:font-name="Liberation Serif" fo:font-size="11.3000001907349pt" fo:font-weight="normal" officeooo:rsid="005d2c38" style:font-weight-asian="normal" style:font-weight-complex="normal"/>
    </style:style>
    <style:style style:name="T94" style:family="text">
      <style:text-properties fo:color="#000000" style:font-name="Liberation Serif" fo:font-size="11.3000001907349pt" fo:font-weight="normal" officeooo:rsid="006fa22d" style:font-weight-asian="normal" style:font-weight-complex="normal"/>
    </style:style>
    <style:style style:name="T95" style:family="text">
      <style:text-properties fo:color="#000000" style:font-name="Liberation Serif" fo:font-size="11.3000001907349pt" fo:font-weight="normal" officeooo:rsid="00710e32" style:font-weight-asian="normal" style:font-weight-complex="normal"/>
    </style:style>
    <style:style style:name="T96" style:family="text">
      <style:text-properties fo:color="#000000" style:font-name="Liberation Serif" fo:font-size="11.3000001907349pt" officeooo:rsid="0075e50d"/>
    </style:style>
    <style:style style:name="T97" style:family="text">
      <style:text-properties fo:color="#000000" style:font-name="Liberation Serif" fo:font-size="11.3000001907349pt" officeooo:rsid="00775c25"/>
    </style:style>
    <style:style style:name="T98" style:family="text">
      <style:text-properties fo:color="#000000" style:font-name="Liberation Serif" fo:font-size="11.3000001907349pt" officeooo:rsid="007936fc"/>
    </style:style>
    <style:style style:name="T99" style:family="text">
      <style:text-properties fo:color="#000000" style:font-name="Liberation Serif" fo:font-size="11.3000001907349pt" officeooo:rsid="007e0b10"/>
    </style:style>
    <style:style style:name="T100" style:family="text">
      <style:text-properties fo:color="#000000" style:font-name="Liberation Serif" fo:font-size="18.2000007629395pt" style:font-name-asian="Noto Sans CJK SC Regular" style:font-size-asian="18.2000007629395pt" style:font-name-complex="FreeSans" style:font-size-complex="18.2000007629395pt"/>
    </style:style>
    <style:style style:name="T101" style:family="text">
      <style:text-properties fo:color="#000000" style:font-name="Liberation Serif" fo:font-size="18.2000007629395pt" officeooo:rsid="005d2c38" style:font-name-asian="Noto Sans CJK SC Regular" style:font-size-asian="18.2000007629395pt" style:font-name-complex="FreeSans" style:font-size-complex="18.2000007629395pt"/>
    </style:style>
    <style:style style:name="T102" style:family="text">
      <style:text-properties fo:color="#000000" officeooo:rsid="005d2c38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ob Master</text:p>
      <text:p text:style-name="P1">The Job Master will manage job related activities during job execution such as <text:span text:style-name="T1">worker </text:span>life cycle management, <text:span text:style-name="T1">worker discovery, </text:span>resource cleanup, dynamic resource allocation, fault tolerance, etc. </text:p>
      <text:p text:style-name="P2">Initially, we plan to implement the following services:</text:p>
      <text:list xml:id="list1961843907247633307" text:style-name="L1">
        <text:list-item>
          <text:p text:style-name="P37">Worker Discovery</text:p>
        </text:list-item>
        <text:list-item>
          <text:p text:style-name="P37">Ping Service</text:p>
        </text:list-item>
        <text:list-item>
          <text:p text:style-name="P39"><text:span text:style-name="T2">Worker l</text:span>ife-cycle <text:span text:style-name="T2">monitoring </text:span></text:p>
        </text:list-item>
        <text:list-item>
          <text:p text:style-name="P40"><text:span text:style-name="T3">D</text:span>eleting job resources after they <text:span text:style-name="T4">complete for batch jobs</text:span></text:p>
        </text:list-item>
        <text:list-item>
          <text:p text:style-name="P41"><text:span text:style-name="T5">Supporting </text:span>check-point manager</text:p>
        </text:list-item>
      </text:list>
      <text:p text:style-name="P38"/>
      <text:h text:style-name="P56" text:outline-level="1"><text:span text:style-name="T9">Job Master Architecture</text:span><text:span text:style-name="T8"> </text:span></text:h>
      <text:p text:style-name="P42"><text:span text:style-name="T44">There are three a</text:span>rchitectural alternatives for <text:span text:style-name="T10">the </text:span>Job <text:span text:style-name="T11">M</text:span>aster implementation. </text:p>
      <text:list xml:id="list5070272554497394635" text:style-name="L2">
        <text:list-item>
          <text:p text:style-name="P44"><text:span text:style-name="T14">Long Running Singleton Job Master: </text:span><text:span text:style-name="T35">Run</text:span><text:span text:style-name="T36">ning</text:span><text:span text:style-name="T35"> </text:span><text:span text:style-name="T37">a single </text:span><text:span text:style-name="T35">Job master </text:span><text:span text:style-name="T19">for all Twister2 jobs </text:span><text:span text:style-name="T18">as a </text:span><text:span text:style-name="T19">long running service </text:span><text:span text:style-name="T18">in a dedicated machine </text:span><text:span text:style-name="T19">on</text:span><text:span text:style-name="T18"> the cluster. Every job will be tracked by this single Job manager. </text:span></text:p>
          <text:list>
            <text:list-item>
              <text:p text:style-name="P44"><text:span text:style-name="T20">Disadvantage: </text:span><text:span text:style-name="T18">it put</text:span><text:span text:style-name="T21">s</text:span><text:span text:style-name="T18"> too much pressure on a single process to manage many things.</text:span></text:p>
            </text:list-item>
          </text:list>
        </text:list-item>
        <text:list-item>
          <text:p text:style-name="P44"><text:span text:style-name="T13">J</text:span><text:span text:style-name="T12">ob submission client become</text:span><text:span text:style-name="T13">s</text:span><text:span text:style-name="T12"> </text:span><text:span text:style-name="T15">the</text:span><text:span text:style-name="T12"> Job master</text:span><text:span text:style-name="T17">. </text:span><text:span text:style-name="T29">When a user submits a Twister2 job, its process continues to run and become the job master. It means e</text:span><text:span text:style-name="T17">ach job will have a different job master.</text:span></text:p>
          <text:list>
            <text:list-item>
              <text:p text:style-name="P45"><text:span text:style-name="T30">One disadvantage might be that the </text:span><text:span text:style-name="T22">job submitting client may be outside of the cluster. They may need to communicate </text:span><text:span text:style-name="T23">through</text:span><text:span text:style-name="T22"> a messaging service. That may require running an extra messaging server </text:span><text:span text:style-name="T23">in the cluster</text:span><text:span text:style-name="T22">. </text:span><text:span text:style-name="T30">A solution may be that we can require </text:span><text:span text:style-name="T31">the job submitting client run in the cluster. </text:span><text:span text:style-name="T30">In this case, w</text:span><text:span text:style-name="T24">orkers and </text:span><text:span text:style-name="T30">the </text:span><text:span text:style-name="T24">Job Master can communicate directly. </text:span></text:p>
            </text:list-item>
            <text:list-item>
              <text:p text:style-name="P47"><text:span text:style-name="T24">T</text:span><text:span text:style-name="T17">his </text:span><text:span text:style-name="T32">solution does not support long running jobs. </text:span></text:p>
            </text:list-item>
          </text:list>
        </text:list-item>
        <text:list-item>
          <text:p text:style-name="P44"><text:span text:style-name="T16">A separate Job Master for each Job: </text:span><text:span text:style-name="T38">Submitting</text:span><text:span text:style-name="T34"> client instantiates a separate Job master for ea</text:span><text:span text:style-name="T17">ch job </text:span><text:span text:style-name="T25">on a cluster machine</text:span><text:span text:style-name="T17">. </text:span></text:p>
          <text:list>
            <text:list-item>
              <text:p text:style-name="P44"><text:span text:style-name="T33">This may increase the j</text:span><text:span text:style-name="T26">ob initialization times, since the job master needs to be started </text:span><text:span text:style-name="T27">first</text:span><text:span text:style-name="T26">. </text:span></text:p>
            </text:list-item>
            <text:list-item>
              <text:p text:style-name="P46"><text:span text:style-name="T26">A </text:span><text:span text:style-name="T17">separate entity is introduced to the system. </text:span><text:span text:style-name="T28">This should</text:span><text:span text:style-name="T17"> increas</text:span><text:span text:style-name="T28">e</text:span><text:span text:style-name="T17"> the overall complexity of Twister2 ecosystem. </text:span></text:p>
            </text:list-item>
          </text:list>
        </text:list-item>
      </text:list>
      <text:p text:style-name="P43"/>
      <text:h text:style-name="P60" text:outline-level="2">Job Management in Other Systems</text:h>
      <text:p text:style-name="P4"><text:span text:style-name="T39">Heron</text:span>: Option 3 <text:span text:style-name="T45">is </text:span>implemented. One topology master is initiated for each job. </text:p>
      <text:p text:style-name="P5"><text:span text:style-name="T39">Hadoop MapReduce v2</text:span>: Option 3 <text:span text:style-name="T46">is</text:span> implemented. <text:span text:style-name="T41">One ApplicationMaster is initiated for each job. </text:span></text:p>
      <text:p text:style-name="P6"><text:span text:style-name="T39">Spark</text:span>: Option 2 <text:span text:style-name="T46">is </text:span>implemented. <text:span text:style-name="T42">SparkContext is initialized in the job submitting client. It acts as the job master. </text:span></text:p>
      <text:p text:style-name="P7"><text:soft-page-break/><text:span text:style-name="T39">Flink</text:span>: Option 1 <text:span text:style-name="T47">is </text:span>implemented. <text:span text:style-name="T43">A single long running Job Manager schedules all jobs in a cluster. One Job Manager instance runs in one cluster. </text:span></text:p>
      <text:h text:style-name="P60" text:outline-level="2">Twister2 Job Master Architecture</text:h>
      <text:p text:style-name="P3">We decided to choose option 3 for <text:span text:style-name="T6">the </text:span>Job Master architecture. A separate Job master will run for each job. It will run in a cluster node. <text:span text:style-name="T7">It will be started when the job submitted and deleted after the job completed. </text:span></text:p>
      <text:p text:style-name="P8">We can also start the Job Master in the job submitting program. In that case, it becomes like the second option. </text:p>
      <text:h text:style-name="P57" text:outline-level="1">Main Components of Twister2</text:h>
      <text:p text:style-name="P11">Twister2 will have the following main components:</text:p>
      <text:list xml:id="list6427004085979334924" text:style-name="L3">
        <text:list-item>
          <text:p text:style-name="P10"><text:span text:style-name="T39">Workers</text:span>: The processes that perform the computations. </text:p>
        </text:list-item>
        <text:list-item>
          <text:p text:style-name="P10"><text:span text:style-name="T39">Twister2 client</text:span><text:span text:style-name="T40">s</text:span>: <text:span text:style-name="T76">The program that submits/terminates/modifies Twister2 jobs. It may run in the cluster or outside of it. </text:span></text:p>
        </text:list-item>
        <text:list-item>
          <text:p text:style-name="P12"><text:span text:style-name="T39">Job Master</text:span>: <text:span text:style-name="T77">Manages job related activities during job execution such as fault tolerance, life-cycle management, dynamic resource allocation, resource cleanup, etc. </text:span></text:p>
        </text:list-item>
        <text:list-item>
          <text:p text:style-name="P9"><text:span text:style-name="T39">Twister2 Web UI</text:span>: Provides the job related <text:span text:style-name="T48">data</text:span> to users. <text:span text:style-name="T50">Users will be able to monitor their job on that page. </text:span>Only one instance <text:span text:style-name="T74">will </text:span>run <text:span text:style-name="T74">in the cluster</text:span>. <text:span text:style-name="T75">This Web UI </text:span><text:span text:style-name="T51">will </text:span><text:span text:style-name="T50">provide data for all jobs running in the cluster. </text:span></text:p>
        </text:list-item>
      </text:list>
      <text:h text:style-name="P58" text:outline-level="1"><text:span text:style-name="T79">Workers to</text:span> <text:span text:style-name="T79">Job Master Communications</text:span></text:h>
      <text:p text:style-name="P13"><text:span text:style-name="T78">W</text:span>e use protocol buffers to exchange messages between workers and the job master. We transfer the messages over TCP. </text:p>
      <text:p text:style-name="P14">All messages are in request-response semantics. <text:span text:style-name="T80">All communications are initiated by workers. The job master only responds to requests. </text:span></text:p>
      <text:h text:style-name="Heading_20_1" text:outline-level="1"><text:span text:style-name="T53">P</text:span><text:span text:style-name="T52">ing Service</text:span></text:h>
      <text:p text:style-name="P15"><text:span text:style-name="T49">When a worker starts, it starts a ping thread. Ping thread sends ping messages to the job master periodically. </text:span><text:span text:style-name="T56">As long as the job master gets ping messages from a worker, it assumes that it is healt</text:span><text:span text:style-name="T57">h</text:span><text:span text:style-name="T56">y. </text:span><text:span text:style-name="T54">The job master </text:span><text:span text:style-name="T55">get</text:span><text:span text:style-name="T57">s</text:span><text:span text:style-name="T55"> the ping message, saves the ping time and send</text:span><text:span text:style-name="T72">s</text:span><text:span text:style-name="T55"> a respon</text:span><text:span text:style-name="T57">se</text:span><text:span text:style-name="T55"> message </text:span><text:span text:style-name="T57">back to the worker</text:span><text:span text:style-name="T55">. </text:span></text:p>
      <text:p text:style-name="P16"><text:span text:style-name="T55">P</text:span><text:span text:style-name="T49">ing Message Format </text:span><text:span text:style-name="T58">is shown below. </text:span><text:span text:style-name="T59">It has the workerID from the sender worker. </text:span><text:span text:style-name="T60">It also has the ping message and an optional string message </text:span><text:span text:style-name="T61">for logging purposes</text:span><text:span text:style-name="T60">. </text:span></text:p>
      <table:table table:name="Table1" table:style-name="Table1">
        <table:table-column table:style-name="Table1.A"/>
        <table:table-row>
          <table:table-cell office:value-type="string">
            <text:p text:style-name="P49">message Ping {</text:p>
            <text:p text:style-name="P55"><text:s text:c="4"/><text:span text:style-name="T81">required int32 workerID = </text:span><text:span text:style-name="T82">1</text:span><text:span text:style-name="T81">;</text:span></text:p>
            <text:p text:style-name="P55"><text:s text:c="4"/><text:span text:style-name="T81">optional string pingMessage = </text:span><text:span text:style-name="T82">2</text:span><text:span text:style-name="T81">;</text:span></text:p>
            <text:p text:style-name="P55"><text:s text:c="4"/><text:span text:style-name="T81">required MessageType messageType = </text:span><text:span text:style-name="T82">3</text:span><text:span text:style-name="T81">;</text:span></text:p>
            <text:p text:style-name="P55"><text:s text:c="4"/><text:span text:style-name="T81">enum MessageType {</text:span></text:p>
            <text:p text:style-name="P55"><text:soft-page-break/><text:s text:c="8"/><text:span text:style-name="T81">WORKER_TO_MASTER = </text:span><text:span text:style-name="T82">0</text:span><text:span text:style-name="T81">;</text:span></text:p>
            <text:p text:style-name="P55"><text:s text:c="8"/><text:span text:style-name="T81">MASTER_TO_WORKER = </text:span><text:span text:style-name="T82">1</text:span><text:span text:style-name="T81">;</text:span></text:p>
            <text:p text:style-name="P55"><text:s text:c="4"/><text:span text:style-name="T81">}</text:span></text:p>
            <text:p text:style-name="P48"><text:span text:style-name="T84">}</text:span></text:p>
          </table:table-cell>
        </table:table-row>
      </table:table>
      <text:p text:style-name="P16"><text:span text:style-name="T49"/></text:p>
      <text:p text:style-name="P21"><text:span text:style-name="T49">Users can set the </text:span><text:span text:style-name="T62">ping message sending intervals through configuration files. </text:span><text:span text:style-name="T63">Configuration variable name is: </text:span><text:span text:style-name="T64">twister2.client-master.ping.interval</text:span></text:p>
      <text:p text:style-name="P31"><text:span text:style-name="T49">Ping service is implemented in both the Job Master and on the client side. A separate class is written on the client side with threading. The class name is: </text:span></text:p>
      <text:p text:style-name="P32"><text:span text:style-name="T49"><text:tab/></text:span><text:span text:style-name="T73">edu.iu.dsc.tws.master.client.Pinger</text:span></text:p>
      <text:h text:style-name="Heading_20_1" text:outline-level="1"><text:span text:style-name="T64">W</text:span><text:span text:style-name="T49">orker Life Cycle Monitoring</text:span></text:h>
      <text:p text:style-name="P22"><text:span text:style-name="T67">Each w</text:span><text:span text:style-name="T49">orker report</text:span><text:span text:style-name="T67">s</text:span><text:span text:style-name="T49"> </text:span><text:span text:style-name="T67">its</text:span><text:span text:style-name="T49"> stat</text:span><text:span text:style-name="T65">e changes</text:span><text:span text:style-name="T49"> to the job master during </text:span><text:span text:style-name="T66">the</text:span><text:span text:style-name="T49"> job execution. </text:span></text:p>
      <text:p text:style-name="P23"><text:span text:style-name="T49">Currently we have the following states for workers: </text:span></text:p>
      <table:table table:name="Table2" table:style-name="Table2">
        <table:table-column table:style-name="Table2.A"/>
        <table:table-row>
          <table:table-cell office:value-type="string">
            <text:p text:style-name="P50">enum WorkerState {</text:p>
            <text:p text:style-name="P55"><text:s text:c="4"/><text:span text:style-name="T81">STARTING = </text:span><text:span text:style-name="T82">1</text:span><text:span text:style-name="T81">;</text:span></text:p>
            <text:p text:style-name="P55"><text:s text:c="4"/><text:span text:style-name="T81">RUNNING = </text:span><text:span text:style-name="T82">2</text:span><text:span text:style-name="T81">;</text:span></text:p>
            <text:p text:style-name="P55"><text:s text:c="4"/><text:span text:style-name="T81">COMPLETED = </text:span><text:span text:style-name="T82">3</text:span><text:span text:style-name="T81">;</text:span></text:p>
            <text:p text:style-name="P55"><text:s text:c="4"/><text:span text:style-name="T81">UNASSIGNED = </text:span><text:span text:style-name="T82">4</text:span><text:span text:style-name="T81">;</text:span></text:p>
            <text:p text:style-name="P48"><text:span text:style-name="T84">}</text:span></text:p>
          </table:table-cell>
        </table:table-row>
      </table:table>
      <text:p text:style-name="P17"><text:span text:style-name="T49"/></text:p>
      <text:p text:style-name="P24"><text:span text:style-name="T49">When a worker is in the initializing phase, it first sends a STARTING message. It sends its IP address and the port number in this message. </text:span><text:span text:style-name="T68">After it completes initialization and ready to execute the user code, it sends RUNNING message. </text:span><text:span text:style-name="T69">When it completes the computation, it sends COMPLETED message. </text:span></text:p>
      <text:p text:style-name="P25"><text:span text:style-name="T69">U</text:span><text:span text:style-name="T49">NASSIGNED state is used in the program to handle initial case when no state information is acquired for a worker. No UNASSIGNED message is exchanged between the worker and the job master. </text:span></text:p>
      <text:p text:style-name="P33"><text:span text:style-name="T70">Workers send </text:span><text:span text:style-name="T85">WorkerStateChange </text:span><text:span text:style-name="T86">message to the job master to inform it about its state change. The format of the message is as follows: </text:span></text:p>
      <table:table table:name="Table3" table:style-name="Table3">
        <table:table-column table:style-name="Table3.A"/>
        <table:table-row>
          <table:table-cell office:value-type="string">
            <text:p text:style-name="P51">message WorkerStateChange {</text:p>
            <text:p text:style-name="P55"><text:s text:c="4"/><text:span text:style-name="T81">required int32 workerID = </text:span><text:span text:style-name="T82">1</text:span><text:span text:style-name="T81">;</text:span></text:p>
            <text:p text:style-name="P55"><text:s text:c="4"/><text:span text:style-name="T81">required WorkerState newState = </text:span><text:span text:style-name="T82">2</text:span><text:span text:style-name="T81">;</text:span></text:p>
            <text:p text:style-name="P55"><text:s text:c="4"/><text:span text:style-name="T81">optional string ip = </text:span><text:span text:style-name="T82">3</text:span><text:span text:style-name="T81">;</text:span></text:p>
            <text:p text:style-name="P55"><text:s text:c="4"/><text:span text:style-name="T81">optional int32 port = </text:span><text:span text:style-name="T82">4</text:span><text:span text:style-name="T81">;</text:span></text:p>
            <text:p text:style-name="P48"><text:span text:style-name="T84">}</text:span></text:p>
          </table:table-cell>
        </table:table-row>
      </table:table>
      <text:p text:style-name="P18"><text:span text:style-name="T86"/></text:p>
      <text:p text:style-name="P34"><text:span text:style-name="T71">The job master in response send the following message to the worker. </text:span></text:p>
      <table:table table:name="Table4" table:style-name="Table4">
        <table:table-column table:style-name="Table4.A"/>
        <text:soft-page-break/>
        <table:table-row>
          <table:table-cell office:value-type="string">
            <text:p text:style-name="P52">message WorkerStateChangeResponse {</text:p>
            <text:p text:style-name="P55"><text:s text:c="4"/><text:span text:style-name="T81">required int32 workerID = </text:span><text:span text:style-name="T82">1</text:span><text:span text:style-name="T81">;</text:span></text:p>
            <text:p text:style-name="P48"><text:span text:style-name="T84">}</text:span></text:p>
          </table:table-cell>
        </table:table-row>
      </table:table>
      <text:h text:style-name="P59" text:outline-level="1"><text:span text:style-name="T101">W</text:span><text:span text:style-name="T100">orker Discovery</text:span></text:h>
      <text:p text:style-name="P26"><text:span text:style-name="T85">Job Master provides worker discovery service to workers in a job. </text:span><text:span text:style-name="T87">When a worker starts initializing, it send its IP address and the port number to the job master. Job master keeps the list of all workers in a job with their network address information. </text:span></text:p>
      <text:p text:style-name="P35"><text:span text:style-name="T88">W</text:span><text:span text:style-name="T89">orkers send ListWorkersRequest message to get the list of all workers in a job with network information. </text:span><text:span text:style-name="T90">The message proto is shown below. </text:span><text:span text:style-name="T91">Workers can get either the current list from the job master, or they </text:span><text:span text:style-name="T92">can </text:span><text:span text:style-name="T91">request the full list. In that case, the full list will be sent when all workers joined the job. </text:span><text:span text:style-name="T92">When they ask the current list, they get the list of joined workers so far immediately. </text:span></text:p>
      <table:table table:name="Table5" table:style-name="Table5">
        <table:table-column table:style-name="Table5.A"/>
        <table:table-row>
          <table:table-cell office:value-type="string">
            <text:p text:style-name="P53">message ListWorkersRequest {</text:p>
            <text:p text:style-name="P55"><text:s text:c="4"/><text:span text:style-name="T81">enum RequestType {</text:span></text:p>
            <text:p text:style-name="P55"><text:s text:c="8"/><text:span text:style-name="T81">IMMEDIATE_RESPONSE = </text:span><text:span text:style-name="T82">0</text:span><text:span text:style-name="T81">;</text:span></text:p>
            <text:p text:style-name="P55"><text:s text:c="8"/><text:span text:style-name="T81">RESPONSE_AFTER_ALL_JOINED = </text:span><text:span text:style-name="T82">1</text:span><text:span text:style-name="T81">;</text:span></text:p>
            <text:p text:style-name="P55"><text:s text:c="4"/><text:span text:style-name="T81">}</text:span></text:p>
            <text:p text:style-name="P55"><text:s text:c="4"/><text:span text:style-name="T81">required int32 workerID = </text:span><text:span text:style-name="T82">1</text:span><text:span text:style-name="T81">;</text:span></text:p>
            <text:p text:style-name="P55"><text:s text:c="4"/><text:span text:style-name="T81">required RequestType requestType = </text:span><text:span text:style-name="T82">2</text:span><text:span text:style-name="T81">;</text:span></text:p>
            <text:p text:style-name="P48"><text:span text:style-name="T84">}</text:span></text:p>
          </table:table-cell>
        </table:table-row>
      </table:table>
      <text:p text:style-name="P19"><text:span text:style-name="T86"/></text:p>
      <text:p text:style-name="P36"><text:span text:style-name="T93">J</text:span><text:span text:style-name="T94">ob master sends the worker list in the following message format. </text:span><text:span text:style-name="T95">It sends many worker information on the same message. </text:span></text:p>
      <table:table table:name="Table6" table:style-name="Table6">
        <table:table-column table:style-name="Table6.A"/>
        <table:table-row>
          <table:table-cell office:value-type="string">
            <text:p text:style-name="P54">message ListWorkersResponse {</text:p>
            <text:p text:style-name="P55"><text:s text:c="4"/><text:span text:style-name="T81">message WorkerNetworkInfo {</text:span></text:p>
            <text:p text:style-name="P55"><text:s text:c="8"/><text:span text:style-name="T81">required int32 id = </text:span><text:span text:style-name="T82">1</text:span><text:span text:style-name="T81">;</text:span></text:p>
            <text:p text:style-name="P55"><text:s text:c="8"/><text:span text:style-name="T81">required string ip = </text:span><text:span text:style-name="T82">2</text:span><text:span text:style-name="T81">;</text:span></text:p>
            <text:p text:style-name="P55"><text:s text:c="8"/><text:span text:style-name="T81">required int32 port = </text:span><text:span text:style-name="T82">3</text:span><text:span text:style-name="T81">;</text:span></text:p>
            <text:p text:style-name="P55"><text:s text:c="4"/><text:span text:style-name="T81">}</text:span></text:p>
            <text:p text:style-name="P55"><text:s text:c="4"/><text:span text:style-name="T81">required int32 workerID = </text:span><text:span text:style-name="T82">1</text:span><text:span text:style-name="T81">;</text:span></text:p>
            <text:p text:style-name="P55"><text:s text:c="4"/><text:span text:style-name="T81">repeated WorkerNetworkInfo workers = </text:span><text:span text:style-name="T82">2</text:span><text:span text:style-name="T81">;</text:span></text:p>
            <text:p text:style-name="P48"><text:span text:style-name="T84">}</text:span></text:p>
          </table:table-cell>
        </table:table-row>
      </table:table>
      <text:p text:style-name="P20"><text:span text:style-name="T86"/></text:p>
      <text:p text:style-name="P27"><text:span text:style-name="T86">I</text:span><text:span text:style-name="T85">n addition to the worker discovery service on the job master, I also implemented the WorkerController class that will be used by the workers to interact with the job master. </text:span><text:span text:style-name="T96">The class name is:</text:span></text:p>
      <text:p text:style-name="P27"><text:span text:style-name="T96"><text:tab/></text:span><text:span text:style-name="T97">edu.iu.dsc.tws.master.client.WorkerController</text:span></text:p>
      <text:p text:style-name="P28"><text:span text:style-name="T85">It implements the interface: </text:span></text:p>
      <text:p text:style-name="P29"><text:span text:style-name="T85"><text:tab/></text:span><text:span text:style-name="T98">edu.iu.dsc.tws.rsched.bootstrap.I</text:span><text:span text:style-name="T85">workerController</text:span></text:p>
      <text:p text:style-name="P30"><text:span text:style-name="T85">All worker </text:span><text:span text:style-name="T99">implementations</text:span><text:span text:style-name="T85"> can utilize this class for worker discovery. </text:span></text:p>
      <text:p text:style-name="P30"><text:span text:style-name="T8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8:16:47.402153675</meta:creation-date>
    <meta:generator>LibreOffice/5.1.6.2$Linux_X86_64 LibreOffice_project/10m0$Build-2</meta:generator>
    <dc:date>2018-05-31T14:45:28.973295177</dc:date>
    <meta:editing-duration>PT20H28M</meta:editing-duration>
    <meta:editing-cycles>91</meta:editing-cycles>
    <meta:document-statistic meta:table-count="6" meta:image-count="0" meta:object-count="0" meta:page-count="4" meta:paragraph-count="98" meta:word-count="1178" meta:character-count="7318" meta:non-whitespace-character-count="6072"/>
  </office:meta>
</office:document-meta>
</file>